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4f4e" officeooo:paragraph-rsid="00104f4e"/>
    </style:style>
    <style:style style:name="T1" style:family="text">
      <style:text-properties officeooo:rsid="0011e6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jkkjbcgfhgh<text:span text:style-name="T1">asdasdsaxcxvxcvcxvxvxvxc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H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H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9:57:21.618841122</meta:creation-date>
    <dc:date>2020-01-27T20:03:27.468067022</dc:date>
    <meta:editing-duration>PT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37" meta:non-whitespace-character-count="37"/>
  </office:meta>
</office:document-meta>
</file>